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32_17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3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Jacob Ezekiel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26 November 1873</text:p>
      <text:p text:style-name="P2">Month<text:tab/><text:tab/><text:tab/><text:tab/><text:tab/><text:tab/>November</text:p>
      <text:p text:style-name="P2">Year<text:tab/><text:tab/><text:tab/><text:tab/><text:tab/><text:tab/>1873</text:p>
      <text:p text:style-name="P2">Hebrew Date<text:tab/><text:tab/><text:tab/><text:tab/><text:tab/></text:p>
      <text:p text:style-name="P2">Undated</text:p>
      <text:p text:style-name="P2">City<text:tab/><text:tab/><text:tab/><text:tab/><text:tab/><text:tab/>Cincinnati</text:p>
      <text:p text:style-name="P2">State<text:tab/><text:tab/><text:tab/><text:tab/><text:tab/><text:tab/>Ohio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3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/text:p>
      <text:p text:style-name="P2">Postma<text:tab/>rk<text:tab/><text:tab/>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4"><text:span text:style-name="T1">(Symbols: <text:s/>? = uncertain; [ ] = supplied information; / = end of line)</text:span></text:p>
      <text:p text:style-name="P4"><text:span text:style-name="T1"/></text:p>
      <text:p text:style-name="P4"><text:span text:style-name="T1">[Page 1]</text:span></text:p>
      <text:p text:style-name="P4"><text:span text:style-name="T1">H. C. Ezekiel.<text:tab/><text:tab/><text:tab/><text:tab/><text:tab/><text:tab/><text:tab/><text:tab/><text:tab/><text:tab/><text:tab/>S. Bernheim./</text:span></text:p>
      <text:p text:style-name="P5"><text:span text:style-name="T1">Office of Ezekiel &amp; Co./</text:span></text:p>
      <text:p text:style-name="P5"><text:span text:style-name="T1">Auctioneers and Commission Merchants/</text:span></text:p>
      <text:p text:style-name="P5"><text:span text:style-name="T1">No's. 19 &amp; 21 West Pearl Street./</text:span></text:p>
      <text:p text:style-name="P6"><text:span text:style-name="T1">Cincinnati, Nov. 26</text:span><text:span text:style-name="T2">th</text:span><text:span text:style-name="T1"> 1873./</text:span></text:p>
      <text:p text:style-name="P4"><text:span text:style-name="T1">Revd S. Morais/</text:span></text:p>
      <text:p text:style-name="P4"><text:span text:style-name="T1"><text:tab/>Phila/</text:span></text:p>
      <text:p text:style-name="P4"><text:span text:style-name="T1"><text:tab/>My dear sir./</text:span></text:p>
      <text:p text:style-name="P4"><text:span text:style-name="T1"><text:tab/><text:tab/>Your valued favour of the 16th/ reached me, the contents of which were read/ with great pleasure, the interest you have man-/ifested in our Cincinnati projects are indeed/ worthy of the highest consideration, I can assure/ you with all candour that the objects set forth/ in our “congregational union” are </text:span><text:span text:style-name="T3">honest in pur-</text:span><text:span text:style-name="T4">/ </text:span><text:span text:style-name="T3">pose</text:span><text:span text:style-name="T4"> so far as they have professed, all we want/ now, is to effect a </text:span><text:span text:style-name="T3">more perfect union</text:span><text:span text:style-name="T4"> in order/ to carry out what is requisite, I hope you/ will see the necessity of endeavouring to/ work for the “Union” you know the old motto/ “In Union there is strenght[sic]” I have no doubt/ that you will response[sic] favourable to the inter-/rogatories I[?] in the circular in the last/ no. of the Israelite, and probably one has been /sent to you, and that you will urge your [crossed-out]/ congregation to become a member of the union/ and send representatives to the next meeting in/ July next, and that </text:span><text:span text:style-name="T3">you</text:span><text:span text:style-name="T4"> will be selected as one/</text:span></text:p>
      <text:p text:style-name="P4"><text:span text:style-name="T4"/></text:p>
      <text:p text:style-name="P4"><text:span text:style-name="T4">[Page 2]</text:span></text:p>
      <text:p text:style-name="P4"><text:span text:style-name="T4">as one of the delegates, I am sure that you/ will be pleased to pay us a visit, and I am/ sure it will be physically, as well in a religious/ point of view a benefit to you. <text:s/>I know the/ next convention will be composed of the same/ stamp of men as the last a more determined and mag-/nanimous body of Israelites never met on any/ similar occassion[sic], your congregation will have/ but little to enture, and much to gain if the/ cause is a good one, if we want to promote/ a good object it is of no use to keep aloof/ they need not be bound to the “union” if it is/ good, remain, if not, withdraw, the “Beth Elo/him” of Charleston S. C. have joined. <text:s/>Now urge/ the old “Mickval Israel” of Phila be the second/ Portuguese congregation to join it then the barriers/ of nationalities can e broken and uprooted for/ ever, it is not worth the experiment if I may/ so term it? <text:s text:c="2"/>I want you to work for it. <text:s/>I am/ positive you will never have a cause of regret/ I want you to come out here to pay us a visit/ and see our people, mix among them, and see/ if there is not as much devotion to our sac-/red religion as you will find in any commu/nity, you may profit by some interviews with/ our Rabbies[sic], probably you and they may not/ differ so much in the aggregate, it will not do/ to be too much biased by predjudice[sic], progress/ cannot be retarded, the world progresses it/ is no use to lag behind the times, the masses/ will think, and do their own thinking, the time/</text:span></text:p>
      <text:p text:style-name="P4"><text:span text:style-name="T4"/></text:p>
      <text:p text:style-name="P4"><text:span text:style-name="T4">[Page 3]</text:span></text:p>
      <text:p text:style-name="P4"><text:span text:style-name="T4">has pretty well past, for us to allow others to do/ our thinking. <text:s/>We must take things </text:span><text:span text:style-name="T3">as they are</text:span><text:span text:style-name="T4">./ in the religious world, we find that we cannot/ have them as we would wish, and as we have/ been trained. <text:s/>Still we can be as </text:span><text:span text:style-name="T3">good</text:span><text:span text:style-name="T4"> as ever we/ have been, should we not think that these changes/ in the minds of the people, are the works of the/ almighty for a good purpose. <text:s/>You know there/ was a time among us, yes, in my days that/ the mention of the name of Jesus was considered/ as a sacrilege to our faith. <text:s/>We considered him/ and his apostles as a myth. <text:s/>Now do [crossed-out: not] not/ our writers freely admit his existance[sic] &amp;/ his acts, see “The Deicides,” have we neared Chris-/tianity by the admission, or have we not rather/ strenghtend[sic] our cause by the free admission/ of [crossed-out] the truths. <text:s/>I delivered your message to/ Dr Wise and enclose you his reply, do write/ your views on matters of interest for the good/ of our cause and what ought to be effected/ by the union of congregations for the good of/ Judaism, and I know it will bear some weight,/ they will be published in the Israelite I hope/ you and all are well, give my love to dear/ Nina tell her that I have not forgotten, I owe her/ a reply. <text:s/>Mrs &amp; Mr [?] and Mr Ezekiel/ and every member of our family unites/ in love to you and all, to my dear sister/ and family, will be pleased to hear from/ you soon again, as ever, I am truly yours/</text:span></text:p>
      <text:p text:style-name="P4"><text:span text:style-name="T4"><text:tab/><text:tab/><text:tab/><text:tab/><text:tab/><text:tab/><text:tab/><text:tab/><text:tab/></text:span><text:span text:style-name="T3">Jacob Ezekiel</text:span><text:span text:style-name="T4">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18T13:28:59</meta:creation-date>
    <dc:date>2009-05-18T13:52:45</dc:date>
    <dc:language>en-US</dc:language>
    <meta:editing-cycles>2</meta:editing-cycles>
    <meta:editing-duration>PT8M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5" meta:word-count="942" meta:character-count="5375"/>
  </office:meta>
</office:document-meta>
</file>